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Prénom_20_NOM">
      <style:text-properties fo:font-weight="normal" style:font-weight-asian="normal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commissionep_dateseanc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0"><text:user-field-get text:name="dossierep_personne_qual"/> <text:user-field-get text:name="dossierep_personne_prenom"/> <text:user-field-get text:name="dossierep_personne_nom"/></text:p>
            <text:p text:style-name="P10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4"><text:user-field-get text:name="dossierep_personne_foyer_adressefoyer_0_adresse_codepos"/></text:span><text:span text:style-name="T4"> </text:span><text:span text:style-name="T4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308_110679648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20_110679648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N° allocataire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28_110679648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37_110679648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.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6" text:outline-level="4">Bobigny, le <text:date style:data-style-name="N76" text:date-value="2011-06-15T17:41:19">15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><text:user-field-get text:name="dossierep_personne_qual"/>,</text:p>
      <text:p text:style-name="P9"/>
      <text:p text:style-name="P9">L’équipe pluridisciplinaire s’est réunie le <text:user-field-get style:data-style-name="N36" text:name="commissionep_dateseance">30/12/1899</text:user-field-get> afin d’examiner votre situation.</text:p>
      <text:p text:style-name="P9"/>
      <text:p text:style-name="P15">REPORTE</text:p>
      <text:p text:style-name="P15"/>
      <text:p text:style-name="P9"><text:span text:style-name="T3">Je vous prie d’agréer</text:span><text:bookmark-start text:name="ListeDéroulante2"/><text:span text:style-name="T3">, </text:span><text:bookmark-end text:name="ListeDéroulante2"/><text:span text:style-name="T3"><text:user-field-get text:name="dossierep_personne_qual"/></text:span><text:span text:style-name="T3">, l’expression de mes salutations distinguées.</text:span>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4">Chef de Bureau Adjointe de l’Accès </text:p>
      <text:p text:style-name="P14">au Droit et de l’Allocatio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5:00</meta:creation-date>
    <dc:creator>Christian Buffin</dc:creator>
    <dc:date>2011-06-15T17:41:19</dc:date>
    <meta:print-date>2011-04-18T12:43:00</meta:print-date>
    <meta:editing-cycles>10</meta:editing-cycles>
    <meta:editing-duration>PT46M46S</meta:editing-duration>
    <meta:generator>LibreOffice/3.3$Linux LibreOffice_project/330m19$Build-202</meta:generator>
    <meta:document-statistic meta:table-count="1" meta:image-count="0" meta:object-count="0" meta:page-count="1" meta:paragraph-count="18" meta:word-count="66" meta:character-count="396"/>
    <meta:user-defined meta:name="Info 1"/>
    <meta:user-defined meta:name="Info 2"/>
    <meta:user-defined meta:name="Info 3"/>
    <meta:user-defined meta:name="Info 4"/>
  </office:meta>
</office:document-meta>
</file>